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7" office:value-type="string" calcext:value-type="string">
            <text:p>Overall Metric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Per-class Metrics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cherry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strawberry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tomato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4:45:04.8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13T15:46:49.250000000</dc:date>
    <meta:editing-duration>PT6H31M19S</meta:editing-duration>
    <meta:editing-cycles>5</meta:editing-cycles>
    <meta:generator>LibreOffice/7.5.3.2$Windows_X86_64 LibreOffice_project/9f56dff12ba03b9acd7730a5a481eea045e468f3</meta:generator>
    <meta:document-statistic meta:table-count="1" meta:cell-count="268" meta:object-count="0"/>
  </office:meta>
</office:document-meta>
</file>